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>
  <manifest:file-entry manifest:full-path="/" manifest:media-type="application/vnd.oasis.opendocument.presentatio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font-face-decls>
    <style:font-face style:name="Liberation Sans" svg:font-family="Liberation Sans"/>
    <style:font-face style:name="Liberation Mono" svg:font-family="Liberation Mono"/>
  </office:font-face-decls>
  <office:automatic-styles>
    <style:style style:name="SlideBackground" style:family="drawing-page" style:display-name="SlideBackground">
      <style:drawing-page-properties draw:fill="solid" draw:fill-color="#1a1a1a" draw:background-size="border"/>
    </style:style>
    <style:style style:name="RedBar" style:family="graphic" style:display-name="RedBar">
      <style:graphic-properties draw:stroke="none" draw:fill="solid" draw:fill-color="#ee0000"/>
    </style:style>
    <style:style style:name="TransBox" style:family="graphic" style:display-name="TransBox">
      <style:graphic-properties draw:stroke="none" draw:fill="none"/>
    </style:style>
    <style:style style:name="CodeBox" style:family="graphic" style:display-name="CodeBox">
      <style:graphic-properties draw:stroke="none" draw:fill="solid" draw:fill-color="#2d2d2d"/>
    </style:style>
    <style:style style:name="PTitleMain" style:family="paragraph" style:display-name="PTitleMain">
      <style:paragraph-properties fo:text-align="left" fo:margin-top="0cm"/>
      <style:text-properties fo:color="#ee0000" fo:font-size="48pt" style:font-name="Liberation Sans" fo:font-weight="bold"/>
    </style:style>
    <style:style style:name="PTrack" style:family="paragraph" style:display-name="PTrack">
      <style:paragraph-properties fo:text-align="left" fo:margin-top="0cm"/>
      <style:text-properties fo:color="#888888" fo:font-size="16pt" style:font-name="Liberation Sans"/>
    </style:style>
    <style:style style:name="PSectionH2" style:family="paragraph" style:display-name="PSectionH2">
      <style:paragraph-properties fo:text-align="left" fo:margin-top="0cm"/>
      <style:text-properties fo:color="#ee0000" fo:font-size="32pt" style:font-name="Liberation Sans" fo:font-weight="bold"/>
    </style:style>
    <style:style style:name="PBody" style:family="paragraph" style:display-name="PBody">
      <style:paragraph-properties fo:text-align="left" fo:margin-top="0.12cm"/>
      <style:text-properties fo:color="#f0f0f0" fo:font-size="18pt" style:font-name="Liberation Sans"/>
    </style:style>
    <style:style style:name="PBullet" style:family="paragraph" style:display-name="PBullet">
      <style:paragraph-properties fo:text-align="left" fo:margin-top="0.18cm"/>
      <style:text-properties fo:color="#f0f0f0" fo:font-size="17pt" style:font-name="Liberation Sans"/>
    </style:style>
    <style:style style:name="PCode" style:family="paragraph" style:display-name="PCode">
      <style:paragraph-properties fo:text-align="left" fo:margin-top="0cm"/>
      <style:text-properties fo:color="#f8f8f2" fo:font-size="11pt" style:font-name="Liberation Mono"/>
    </style:style>
    <style:style style:name="PFooter" style:family="paragraph" style:display-name="PFooter">
      <style:paragraph-properties fo:text-align="left" fo:margin-top="0cm"/>
      <style:text-properties fo:color="#888888" fo:font-size="12pt" style:font-name="Liberation Sans"/>
    </style:style>
  </office:automatic-styles>
  <office:body>
    <office:presentation>
      <draw:page draw:master-page-name="RHEL" draw:style-name="SlideBackground">
        <draw:frame draw:style-name="RedBar" svg:width="33.8700cm" svg:height="0.7000cm" svg:x="0cm" svg:y="0cm">
          <draw:text-box/>
        </draw:frame>
        <draw:frame draw:style-name="RedBar" svg:width="33.8700cm" svg:height="0.1200cm" svg:x="0cm" svg:y="18.9300cm">
          <draw:text-box/>
        </draw:frame>
        <draw:frame draw:style-name="TransBox" svg:width="31.8700cm" svg:height="0.9000cm" svg:x="1.0000cm" svg:y="1.1000cm">
          <draw:text-box>
            <text:p text:style-name="PTrack">LAB ENVIRONMENT SETUP</text:p>
          </draw:text-box>
        </draw:frame>
        <draw:frame draw:style-name="TransBox" svg:width="31.8700cm" svg:height="5.5000cm" svg:x="1.0000cm" svg:y="2.3000cm">
          <draw:text-box>
            <text:p text:style-name="PTitleMain">Multi-VM Lab Setup</text:p>
          </draw:text-box>
        </draw:frame>
        <draw:frame draw:style-name="TransBox" svg:width="31.8700cm" svg:height="3.5000cm" svg:x="1.0000cm" svg:y="8.8000cm">
          <draw:text-box>
            <text:p text:style-name="PBody">Overview Step 1 — Create the Private Lab Network Step 2 — Create the Three VMs Step 3 — Install RHEL 10 on Each VM</text:p>
          </draw:text-box>
        </draw:frame>
        <draw:frame draw:style-name="TransBox" svg:width="31.8700cm" svg:height="1.0000cm" svg:x="1.0000cm" svg:y="17.8000cm">
          <draw:text-box>
            <text:p text:style-name="PFooter">90-labs/03-multi-vm.md</text:p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Objectives — What You Will Learn</text:p>
          </draw:text-box>
        </draw:frame>
        <draw:frame draw:style-name="TransBox" svg:width="31.8700cm" svg:height="13.5500cm" svg:x="1.0000cm" svg:y="4.0000cm">
          <draw:text-box>
            <text:p text:style-name="PBullet">▶  Overview</text:p>
            <text:p text:style-name="PBullet">▶  Prerequisites</text:p>
            <text:p text:style-name="PBullet">▶  Step 1 — Create the Private Lab Network</text:p>
            <text:p text:style-name="PBullet">▶  Step 2 — Create the Three VMs</text:p>
            <text:p text:style-name="PBullet">▶  Step 3 — Install RHEL 10 on Each VM</text:p>
            <text:p text:style-name="PBullet">▶  Step 4 — Configure Static IPs on the lab Network</text:p>
            <text:p text:style-name="PBullet">▶  Step 5 — /etc/hosts on All Three VMs</text:p>
            <text:p text:style-name="PBullet">▶  Step 6 — SSH Key Distribution from controller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Overview</text:p>
          </draw:text-box>
        </draw:frame>
        <draw:frame draw:style-name="TransBox" svg:width="15.7350cm" svg:height="13.5500cm" svg:x="1.0000cm" svg:y="4.0000cm">
          <draw:text-box>
            <text:p text:style-name="PBullet">• Some labs require multiple machines: Ansible (controller + managed nodes), networking labs (two hosts to route bet…</text:p>
            <text:p text:style-name="PBullet">• Topology:</text:p>
            <text:p text:style-name="PBullet">• All three VMs share a private labnet libvirt network (192.168.100.0/24) in addition to the default NAT network for…</text:p>
          </draw:text-box>
        </draw:frame>
        <draw:frame draw:style-name="CodeBox" svg:width="15.7350cm" svg:height="13.5500cm" svg:x="17.1350cm" svg:y="4.0000cm">
          <draw:text-box>
            <text:p text:style-name="PCode">KVM Host
├── controller.lab.local  (4 GB RAM, 20 GB disk) — Ansible control node
├── node1.lab.local       (2 GB RAM, 20 GB disk) — managed node
└── node2.lab.local       (2 GB RAM, 20 GB disk) — managed node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Prerequisites</text:p>
          </draw:text-box>
        </draw:frame>
        <draw:frame draw:style-name="TransBox" svg:width="31.8700cm" svg:height="13.5500cm" svg:x="1.0000cm" svg:y="4.0000cm">
          <draw:text-box>
            <text:p text:style-name="PBullet">• The single-VM lab setup working and understood</text:p>
            <text:p text:style-name="PBullet">• At least 12 GB RAM free on the KVM host</text:p>
            <text:p text:style-name="PBullet">• 70 GB free disk space</text:p>
            <text:p text:style-name="PBullet">• RHEL 10 ISO available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Step 1 — Create the Private Lab Network</text:p>
          </draw:text-box>
        </draw:frame>
        <draw:frame draw:style-name="CodeBox" svg:width="31.8700cm" svg:height="13.5500cm" svg:x="1.0000cm" svg:y="4.0000cm">
          <draw:text-box>
            <text:p text:style-name="PCode"># Define a host-only network (no NAT, isolated between VMs)
$ sudo tee /tmp/labnet.xml &lt;&lt;'EOF'
&lt;network&gt;
  &lt;name&gt;labnet&lt;/name&gt;
  &lt;bridge name="virbr-lab"/&gt;
  &lt;ip address="192.168.100.1" netmask="255.255.255.0"&gt;
    &lt;dhcp&gt;
      &lt;range start="192.168.100.10" end="192.168.100.99"/&gt;
      &lt;host mac="52:54:00:ab:cd:01" name="controller" ip="192.168.100.10"/&gt;
      &lt;host mac="52:54:00:ab:cd:02" name="node1"       ip="192.168.100.11"/&gt;
      &lt;host mac="52:54:00:ab:cd:03" name="node2"       ip="192.168.100.12"/&gt;
    &lt;/dhcp&gt;
  &lt;/ip&gt;
&lt;/network&gt;
… (14 more lines)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Step 2 — Create the Three VMs</text:p>
          </draw:text-box>
        </draw:frame>
        <draw:frame draw:style-name="TransBox" svg:width="15.7350cm" svg:height="13.5500cm" svg:x="1.0000cm" svg:y="4.0000cm">
          <draw:text-box>
            <text:p text:style-name="PBullet">• Run these in parallel (they don't depend on each other):</text:p>
          </draw:text-box>
        </draw:frame>
        <draw:frame draw:style-name="CodeBox" svg:width="15.7350cm" svg:height="13.5500cm" svg:x="17.1350cm" svg:y="4.0000cm">
          <draw:text-box>
            <text:p text:style-name="PCode"># controller
$ sudo virt-install \
  --name controller \
  --memory 4096 \
  --vcpus 2 \
  --disk size=20,format=qcow2,bus=virtio \
  --cdrom /path/to/rhel-10.x-x86_64-dvd.iso \
  --os-variant rhel10.0 \
  --network network=default,model=virtio \
  --network network=labnet,model=virtio,mac=52:54:00:ab:cd:01 \
  --graphics vnc \
  --noautoconsole
… (26 more lines)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Step 3 — Install RHEL 10 on Each VM</text:p>
          </draw:text-box>
        </draw:frame>
        <draw:frame draw:style-name="TransBox" svg:width="31.8700cm" svg:height="13.5500cm" svg:x="1.0000cm" svg:y="4.0000cm">
          <draw:text-box>
            <text:p text:style-name="PBullet">• Open three virt-manager console windows and complete the Anaconda installer on each:</text:p>
            <text:p text:style-name="PBullet">• Setting: controller</text:p>
            <text:p text:style-name="PBullet">• Hostname: controller.lab.local</text:p>
            <text:p text:style-name="PBullet">• User: student (wheel)</text:p>
            <text:p text:style-name="PBullet">• Software: Minimal</text:p>
            <text:p text:style-name="PBullet">• Disk: Auto partition</text:p>
            <text:p text:style-name="PBullet">• Both network interfaces will be configured post-install.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Step 4 — Configure Static IPs on the lab Network</text:p>
          </draw:text-box>
        </draw:frame>
        <draw:frame draw:style-name="TransBox" svg:width="15.7350cm" svg:height="13.5500cm" svg:x="1.0000cm" svg:y="4.0000cm">
          <draw:text-box>
            <text:p text:style-name="PBullet">• On each VM, configure the second NIC (connected to labnet) with a static IP:</text:p>
            <text:p text:style-name="PBullet">• controller:</text:p>
            <text:p text:style-name="PBullet">• node1:</text:p>
            <text:p text:style-name="PBullet">• node2:</text:p>
          </draw:text-box>
        </draw:frame>
        <draw:frame draw:style-name="CodeBox" svg:width="15.7350cm" svg:height="13.5500cm" svg:x="17.1350cm" svg:y="4.0000cm">
          <draw:text-box>
            <text:p text:style-name="PCode">$ sudo nmcli connection add \
    con-name lab-static \
    type ethernet \
    ifname ens4 \
    ipv4.method manual \
    ipv4.addresses 192.168.100.10/24 \
    ipv4.gateway "" \
    connection.autoconnect yes

$ sudo nmcli connection up lab-static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Step 4 — Configure Static IPs on the lab Network (cont.)</text:p>
          </draw:text-box>
        </draw:frame>
        <draw:frame draw:style-name="CodeBox" svg:width="31.8700cm" svg:height="13.5500cm" svg:x="1.0000cm" svg:y="4.0000cm">
          <draw:text-box>
            <text:p text:style-name="PCode">$ sudo nmcli connection add \
    con-name lab-static \
    type ethernet \
    ifname ens4 \
    ipv4.method manual \
    ipv4.addresses 192.168.100.11/24 \
    ipv4.gateway "" \
    connection.autoconnect yes

$ sudo nmcli connection up lab-static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Step 4 — Configure Static IPs on the lab Network (cont.)</text:p>
          </draw:text-box>
        </draw:frame>
        <draw:frame draw:style-name="CodeBox" svg:width="31.8700cm" svg:height="13.5500cm" svg:x="1.0000cm" svg:y="4.0000cm">
          <draw:text-box>
            <text:p text:style-name="PCode">$ sudo nmcli connection add \
    con-name lab-static \
    type ethernet \
    ifname ens4 \
    ipv4.method manual \
    ipv4.addresses 192.168.100.12/24 \
    ipv4.gateway "" \
    connection.autoconnect yes

$ sudo nmcli connection up lab-static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Step 5 — /etc/hosts on All Three VMs</text:p>
          </draw:text-box>
        </draw:frame>
        <draw:frame draw:style-name="TransBox" svg:width="15.7350cm" svg:height="13.5500cm" svg:x="1.0000cm" svg:y="4.0000cm">
          <draw:text-box>
            <text:p text:style-name="PBullet">• Add lab hostnames to /etc/hosts so Ansible inventory works without DNS:</text:p>
          </draw:text-box>
        </draw:frame>
        <draw:frame draw:style-name="CodeBox" svg:width="15.7350cm" svg:height="13.5500cm" svg:x="17.1350cm" svg:y="4.0000cm">
          <draw:text-box>
            <text:p text:style-name="PCode"># Run on all three VMs
$ sudo tee -a /etc/hosts &lt;&lt;'EOF'
192.168.100.10  controller.lab.local  controller
192.168.100.11  node1.lab.local       node1
192.168.100.12  node2.lab.local       node2
EOF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Step 6 — SSH Key Distribution from controller</text:p>
          </draw:text-box>
        </draw:frame>
        <draw:frame draw:style-name="TransBox" svg:width="15.7350cm" svg:height="13.5500cm" svg:x="1.0000cm" svg:y="4.0000cm">
          <draw:text-box>
            <text:p text:style-name="PBullet">• Ansible communicates over SSH. Set up passwordless SSH from controller to both nodes:</text:p>
          </draw:text-box>
        </draw:frame>
        <draw:frame draw:style-name="CodeBox" svg:width="15.7350cm" svg:height="13.5500cm" svg:x="17.1350cm" svg:y="4.0000cm">
          <draw:text-box>
            <text:p text:style-name="PCode"># On controller: generate a key
$ ssh-keygen -t ed25519 -N "" -f ~/.ssh/id_ed25519

# Copy to node1 and node2
$ ssh-copy-id student@node1
$ ssh-copy-id student@node2

# Test
$ ssh student@node1 hostname
node1.lab.local

$ ssh student@node2 hostname
… (1 more lines)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Step 7 — Install Ansible on controller</text:p>
          </draw:text-box>
        </draw:frame>
        <draw:frame draw:style-name="CodeBox" svg:width="31.8700cm" svg:height="13.5500cm" svg:x="1.0000cm" svg:y="4.0000cm">
          <draw:text-box>
            <text:p text:style-name="PCode">$ sudo dnf install -y ansible-core

$ ansible --version
ansible [core 2.x.x]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Step 8 — Baseline Ansible Inventory</text:p>
          </draw:text-box>
        </draw:frame>
        <draw:frame draw:style-name="CodeBox" svg:width="31.8700cm" svg:height="13.5500cm" svg:x="1.0000cm" svg:y="4.0000cm">
          <draw:text-box>
            <text:p text:style-name="PCode">$ mkdir -p ~/ansible/inventory

$ tee ~/ansible/inventory/lab.ini &lt;&lt;'EOF'
[controller]
controller.lab.local

[nodes]
node1.lab.local
node2.lab.local

[all:vars]
ansible_user=student
ansible_become=true
EOF
… (6 more lines)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Step 9 — Snapshot All Three VMs</text:p>
          </draw:text-box>
        </draw:frame>
        <draw:frame draw:style-name="CodeBox" svg:width="31.8700cm" svg:height="13.5500cm" svg:x="1.0000cm" svg:y="4.0000cm">
          <draw:text-box>
            <text:p text:style-name="PCode">$ for vm in controller node1 node2; do
    sudo virsh snapshot-create-as $vm \
      --name "baseline" \
      --description "RHEL 10 minimal + student + lab network configured"
  done

# Verify
$ for vm in controller node1 node2; do
    echo "=== $vm ==="; sudo virsh snapshot-list $vm
  done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Quick Reference — Multi-VM Management</text:p>
          </draw:text-box>
        </draw:frame>
        <draw:frame draw:style-name="CodeBox" svg:width="31.8700cm" svg:height="13.5500cm" svg:x="1.0000cm" svg:y="4.0000cm">
          <draw:text-box>
            <text:p text:style-name="PCode"># Start all lab VMs
$ for vm in controller node1 node2; do sudo virsh start $vm; done

# Shutdown all
$ for vm in controller node1 node2; do sudo virsh shutdown $vm; done

# Revert all to baseline
$ for vm in controller node1 node2; do
    sudo virsh snapshot-revert $vm baseline
  done

# Status of all
$ sudo virsh list --all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Success Criteria</text:p>
          </draw:text-box>
        </draw:frame>
        <draw:frame draw:style-name="TransBox" svg:width="31.8700cm" svg:height="13.5500cm" svg:x="1.0000cm" svg:y="4.0000cm">
          <draw:text-box>
            <text:p text:style-name="PBullet">• [ ] All three VMs boot and reach a login prompt</text:p>
            <text:p text:style-name="PBullet">• [ ] ping node1 from controller succeeds via the 192.168.100.x network</text:p>
            <text:p text:style-name="PBullet">• [ ] ansible all -m ping returns SUCCESS for all three hosts</text:p>
            <text:p text:style-name="PBullet">• [ ] Baseline snapshots exist for all three VMs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Troubleshooting</text:p>
          </draw:text-box>
        </draw:frame>
        <draw:frame draw:style-name="TransBox" svg:width="31.8700cm" svg:height="13.5500cm" svg:x="1.0000cm" svg:y="4.0000cm">
          <draw:text-box>
            <text:p text:style-name="PBullet">• Problem: Fix</text:p>
            <text:p text:style-name="PBullet">• Second NIC not visible as ens4: Interface name may differ — check ip link and update nmcli commands</text:p>
            <text:p text:style-name="PBullet">• ansible ping fails with UNREACHABLE: Verify SSH key was copied; test ssh student@node1 manually</text:p>
            <text:p text:style-name="PBullet">• VMs can't reach each other on labnet: Confirm sudo virsh net-list shows labnet active; check ens4 IP with ip addr</text:p>
            <text:p text:style-name="PBullet">• DHCP not assigning the static MAC address: The MAC in virt-install must exactly match the MAC in labnet.xml</text:p>
            <text:p text:style-name="PBullet">• subscription-manager needed on all VMs: Register each VM or point all three to a local mirror; automate with Ansib…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Summary — Multi-VM Lab Setup</text:p>
          </draw:text-box>
        </draw:frame>
        <draw:frame draw:style-name="TransBox" svg:width="31.8700cm" svg:height="13.5500cm" svg:x="1.0000cm" svg:y="4.0000cm">
          <draw:text-box>
            <text:p text:style-name="PBullet">✓  Overview: Some labs require multiple machines: Ansible (controller + managed nodes), networking labs (two h…</text:p>
            <text:p text:style-name="PBullet">✓  Prerequisites: The single-VM lab setup working and understood</text:p>
            <text:p text:style-name="PBullet">✓  Step 1 — Create the Private Lab Network</text:p>
            <text:p text:style-name="PBullet">✓  Step 2 — Create the Three VMs: Run these in parallel (they don't depend on each other):</text:p>
            <text:p text:style-name="PBullet">✓  Step 3 — Install RHEL 10 on Each VM: Open three virt-manager console windows and complete the Anaconda installer on each:</text:p>
            <text:p text:style-name="PBullet">✓  Step 4 — Configure Static IPs on the lab Network: On each VM, configure the second NIC (connected to labnet) with a static IP:</text:p>
            <text:p text:style-name="PBullet">✓  Step 5 — /etc/hosts on All Three VMs: Add lab hostnames to /etc/hosts so Ansible inventory works without DNS: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</office:presentation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font-face-decls>
    <style:font-face style:name="Liberation Sans" svg:font-family="Liberation Sans"/>
    <style:font-face style:name="Liberation Mono" svg:font-family="Liberation Mono"/>
  </office:font-face-decls>
  <office:styles/>
  <office:automatic-styles>
    <style:page-layout style:name="WS169">
      <style:page-layout-properties fo:page-width="33.87cm" fo:page-height="19.05cm" style:print-orientation="landscape" fo:margin-top="0cm" fo:margin-bottom="0cm" fo:margin-left="0cm" fo:margin-right="0cm"/>
    </style:page-layout>
  </office:automatic-styles>
  <office:master-styles>
    <style:master-page style:name="RHEL" style:page-layout-name="WS169" style:display-name="RHEL"/>
  </office:master-styles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meta>
    <meta:generator>ODFPY/1.4.1</meta:generator>
  </office:meta>
</office:document-meta>
</file>